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75in"/>
    </style:style>
    <style:style style:name="co3" style:family="table-column">
      <style:table-column-properties fo:break-before="auto" style:column-width="3.489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bottom" fo:background-color="#FFFFCC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">
      <style:table-cell-properties fo:border-right="1.0pt solid #000000" fo:border-top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right="1.0pt solid #000000" fo:border-bottom="1.0pt solid #000000" fo:wrap-option="wrap" style:vertical-align="bottom" fo:background-color="#FFFFCC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right="1.0pt solid #000000" fo:border-bottom="1.0pt solid #000000" style:vertical-align="bottom" fo:background-color="#FFFF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fo:border-bottom="1.0pt solid #000000"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4"/>
        <table:table-row table:style-name="ro2">
          <table:table-cell table:style-name="ce21" office:value-type="string">
            <text:p>BEACH ACT BEACH LENGTH (in miles)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# of BEACH ACT BEACHES</text:p>
          </table:table-cell>
          <table:table-cell table:style-name="ce24" office:value-type="float" office:value="44">
            <text:p>44</text:p>
          </table:table-cell>
        </table:table-row>
        <table:table-row table:style-name="ro2">
          <table:table-cell table:style-name="ce23" office:value-type="string">
            <text:p>QA              STATUS</text:p>
          </table:table-cell>
          <table:table-cell table:style-name="ce25" office:value-type="string">
            <text:p>State Approved 11/23/200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